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8bbd" officeooo:paragraph-rsid="00058b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4T20:07:10.892350111</meta:creation-date>
    <dc:date>2021-08-24T20:11:29.833025719</dc:date>
    <meta:editing-duration>PT4M20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6.4.7.2$Linux_X86_64 LibreOffice_project/40$Build-2</meta:generator>
  </office:meta>
</office:document-meta>
</file>